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marker-start="Circle" draw:marker-start-width="0.3cm" draw:marker-end="Arrow" draw:marker-end-width="0.3cm" draw:fill-color="#ffffff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2.194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1cm"/>
    </style:style>
    <style:style style:name="co1" style:family="table-column">
      <style:table-column-properties style:column-width="1.559cm" style:use-optimal-column-width="false"/>
    </style:style>
    <style:style style:name="co2" style:family="table-column">
      <style:table-column-properties style:column-width="1.558cm" style:use-optimal-column-width="false"/>
    </style:style>
    <style:style style:name="co3" style:family="table-column">
      <style:table-column-properties style:column-width="1.56cm" style:use-optimal-column-width="false"/>
    </style:style>
    <style:style style:name="co4" style:family="table-column">
      <style:table-column-properties style:column-width="1.561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ro3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4pt" style:font-size-asian="14pt" style:font-size-complex="14pt"/>
    </style:style>
    <style:style style:name="ce2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3.175cm" svg:x="1cm" svg:y="1cm">
          <draw:text-box>
            <text:p>var add = \x.\y.x+y;</text:p>
            <text:p>var inc = add 2;</text:p>
            <text:p>var x = inc 5;</text:p>
            <text:p>inc x</text:p>
          </draw:text-box>
        </draw:frame>
        <draw:custom-shape draw:style-name="gr2" draw:text-style-name="P2" draw:layer="layout" svg:width="0.635cm" svg:height="0.635cm" svg:x="9.07cm" svg:y="2.46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standard" draw:layer="layout" svg:width="3.116cm" svg:height="0.963cm" svg:x="5.191cm" svg:y="4.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add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line draw:style-name="gr3" draw:text-style-name="P3" draw:layer="layout" svg:x1="7.546cm" svg:y1="5.001cm" svg:x2="9.705cm" svg:y2="5.001cm">
          <text:p/>
        </draw:line>
        <draw:custom-shape draw:style-name="gr4" draw:text-style-name="P4" draw:layer="layout" svg:width="3.81cm" svg:height="1.397cm" svg:x="9.578cm" svg:y="4.239cm">
          <text:p text:style-name="P2"><text:span text:style-name="T1">x <text:s text:c="3"/>\y.x+y <text:s text:c="5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594cm" svg:y1="4.366cm" svg:x2="10.594cm" svg:y2="5.509cm">
          <text:p/>
        </draw:line>
        <draw:line draw:style-name="gr5" draw:text-style-name="P5" draw:layer="layout" svg:x1="12.372cm" svg:y1="4.366cm" svg:x2="12.372cm" svg:y2="5.509cm">
          <text:p/>
        </draw:line>
        <draw:line draw:style-name="gr6" draw:text-style-name="P5" draw:layer="layout" svg:x1="7.292cm" svg:y1="4.62cm" svg:x2="9.197cm" svg:y2="3.096cm">
          <text:p/>
        </draw:line>
        <draw:path draw:style-name="gr6" draw:text-style-name="P5" draw:layer="layout" svg:width="3.643cm" svg:height="1.036cm" draw:transform="rotate (2.74679917678868) translate (12.84cm 5.128cm)" svg:viewBox="0 0 3644 1037" svg:d="M0 0c283 1671 2543 821 3644 821">
          <text:p/>
        </draw:path>
        <draw:frame draw:style-name="standard" draw:layer="layout" svg:width="3.118cm" svg:height="0.965cm" svg:x="5.268cm" svg:y="6.766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 table:default-cell-style-name="ce1">
              <table:table-cell>
                <text:p><text:span text:style-name="T1">inc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line draw:style-name="gr6" draw:text-style-name="P5" draw:layer="layout" svg:x1="6.022cm" svg:y1="6.779cm" svg:x2="6.022cm" svg:y2="5.509cm">
          <text:p/>
        </draw:line>
        <draw:line draw:style-name="gr3" draw:text-style-name="P3" draw:layer="layout" svg:x1="7.604cm" svg:y1="7.223cm" svg:x2="12.176cm" svg:y2="6.842cm">
          <text:p/>
        </draw:line>
        <draw:custom-shape draw:style-name="gr4" draw:text-style-name="P4" draw:layer="layout" svg:width="3.81cm" svg:height="1.397cm" svg:x="12.176cm" svg:y="6.207cm">
          <text:p text:style-name="P2"><text:span text:style-name="T1">y <text:s text:c="5"/>x+y <text:s text:c="5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192cm" svg:y1="6.334cm" svg:x2="13.192cm" svg:y2="7.477cm">
          <text:p/>
        </draw:line>
        <draw:line draw:style-name="gr5" draw:text-style-name="P5" draw:layer="layout" svg:x1="14.97cm" svg:y1="6.334cm" svg:x2="14.97cm" svg:y2="7.477cm">
          <text:p/>
        </draw:line>
        <draw:frame draw:style-name="standard" draw:layer="layout" svg:width="3.118cm" svg:height="0.965cm" svg:x="14.606cm" svg:y="4.375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>
              <table:table-cell table:style-name="ce1">
                <text:p><text:span text:style-name="T1">x</text:span></text:p>
              </table:table-cell>
              <table:table-cell table:style-name="ce2">
                <text:p><text:span text:style-name="T1">2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6" draw:text-style-name="P5" draw:layer="layout" svg:width="6.236cm" svg:height="0.908cm" draw:transform="skewX (0.558330827712986) rotate (2.9555405553272) translate (15.444286824215cm 4.429cm)" svg:viewBox="0 0 6237 909" svg:d="M0 0c484 1465 4352 720 6237 720">
          <text:p/>
        </draw:path>
        <draw:line draw:style-name="gr6" draw:text-style-name="P5" draw:layer="layout" svg:x1="15.351cm" svg:y1="6.842cm" svg:x2="15.732cm" svg:y2="5.318cm">
          <text:p/>
        </draw:line>
        <draw:frame draw:style-name="standard" draw:layer="layout" svg:width="3.118cm" svg:height="0.965cm" svg:x="14.335cm" svg:y="8.163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2" table:default-cell-style-name="ce1">
              <table:table-cell>
                <text:p><text:span text:style-name="T1">y</text:span></text:p>
              </table:table-cell>
              <table:table-cell>
                <text:p><text:span text:style-name="T1">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6" draw:text-style-name="P5" draw:layer="layout" svg:x1="16.494cm" svg:y1="8.112cm" svg:x2="16.494cm" svg:y2="5.318cm">
          <text:p/>
        </draw:line>
        <draw:frame draw:style-name="standard" draw:layer="layout" svg:width="3.12cm" svg:height="0.967cm" svg:x="16.037cm" svg:y="9.92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3" table:default-cell-style-name="ce1">
              <table:table-cell>
                <text:p><text:span text:style-name="T1">y</text:span></text:p>
              </table:table-cell>
              <table:table-cell>
                <text:p><text:span text:style-name="T1">7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6" draw:text-style-name="P5" draw:layer="layout" svg:x1="18.653cm" svg:y1="9.89cm" svg:x2="17.002cm" svg:y2="5.318cm">
          <text:p/>
        </draw:line>
        <draw:frame draw:style-name="gr7" draw:text-style-name="P1" draw:layer="layout" svg:width="3.131cm" svg:height="0.954cm" svg:x="10.144cm" svg:y="10.652cm">
          <draw:text-box>
            <text:p>result = 9</text:p>
          </draw:text-box>
        </draw:frame>
        <draw:frame draw:style-name="standard" draw:layer="layout" svg:width="3.12cm" svg:height="0.967cm" svg:x="5.285cm" svg:y="8.95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3" table:default-cell-style-name="ce1">
              <table:table-cell>
                <text:p><text:span text:style-name="T1">x</text:span></text:p>
              </table:table-cell>
              <table:table-cell>
                <text:p text:style-name="P6">7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" draw:text-style-name="P5" draw:layer="layout" svg:x1="6.08cm" svg:y1="9.001cm" svg:x2="6.08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5:28:15.365981000</meta:creation-date>
    <dc:date>2017-03-06T09:39:48.111188000</dc:date>
    <meta:editing-duration>PT9M52S</meta:editing-duration>
    <meta:editing-cycles>2</meta:editing-cycles>
    <meta:generator>LibreOffice/4.4.4.3$MacOSX_X86_64 LibreOffice_project/2c39ebcf046445232b798108aa8a7e7d89552ea8</meta:generator>
    <meta:document-statistic meta:object-count="25"/>
  </office:meta>
</office:document-meta>
</file>